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binary" manifest:full-path="layout-cache" manifest:version="1.2"/>
  <manifest:file-entry manifest:media-type="application/xml" manifest:full-path="settings.xml" manifest:version="1.2"/>
  <manifest:file-entry manifest:media-type="application/xml" manifest:full-path="meta.xml" manifest:version="1.2"/>
  <manifest:file-entry manifest:media-type="application/xml" manifest:full-path="style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1" text:outline-level="1">Michael Bubb</text:h>
      <text:p text:style-name="First_20_paragraph">Phone: +1.201.736.0870<text:line-break/>Email: <text:a xlink:type="simple" xlink:href="mailto:michael.bubb@gmail.com" office:name=""><text:span text:style-name="Definition">michael.bubb@gmail.com</text:span></text:a><text:line-break/>LinkedIn: <text:a xlink:type="simple" xlink:href="https://www.linkedin.com/in/mpbubb" office:name=""><text:span text:style-name="Definition">linkedin.com/in/mpbubb</text:span></text:a><text:line-break/>GitHub: <text:a xlink:type="simple" xlink:href="https://github.com/mbubb" office:name=""><text:span text:style-name="Definition">github.com/mbubb</text:span></text:a><text:line-break/>gpgKey: <text:a xlink:type="simple" xlink:href="http://mbubb.devio.us/gpg/pub_key.asc" office:name=""><text:span text:style-name="Definition">mbubb.devio.us/gpg/pub_key.asc</text:span></text:a></text:p>
      <text:h text:style-name="Heading_20_2" text:outline-level="2">Profile</text:h>
      <text:p text:style-name="First_20_paragraph"><text:span text:style-name="T1">Linux Systems Engineer</text:span></text:p>
      <text:p text:style-name="Text_20_body">With over a decade of root access on enterprise Linux environments, I have managed datacenter buildouts as well as cloud infrastructure (mostly GCE). Often starting in a ‘sole systems role’, I have built and lead teams as organizations have gone through rapid growth. Current focuses include: CI/CD with Github, Ansible and Jenkins; Prometheus monitoring deployments.</text:p>
      <text:h text:style-name="Heading_20_2" text:outline-level="2">Industry Experience</text:h>
      <text:p text:style-name="First_20_paragraph"><text:span text:style-name="T2">Senior Systems Engineer</text:span> | May 2015 – present<text:line-break/><text:a xlink:type="simple" xlink:href="http://www.forensiq.com/" office:name=""><text:span text:style-name="Definition">Forensiq</text:span></text:a> New York, NY. (<text:a xlink:type="simple" xlink:href="https://www.impactradius.com/" office:name=""><text:span text:style-name="Definition">Impact Radius</text:span></text:a> as of July 2016 )</text:p>
      <text:p text:style-name="Text_20_body">– SRE for 350 servers in multiple global datacenters (98% CentOS 6.x)<text:line-break/>– Infrastructure management (DNS, System and Network Monitoring)<text:line-break/>– Build/Deploy with Ansible-Jenkins-Github<text:line-break/>– Ansible project lead/ Jenkins admin<text:line-break/>– deployments to Google Cloud and AWS</text:p>
      <text:p text:style-name="Text_20_body"><text:span text:style-name="T2">Systems Engineer</text:span> | August 2014 – May 2015<text:line-break/><text:a xlink:type="simple" xlink:href="https://www.ondeck.com/" office:name=""><text:span text:style-name="Definition">OnDeck</text:span></text:a> New York, NY.</text:p>
      <text:p text:style-name="Text_20_body">– Linux System Administration (CentOS and Ubuntu)<text:line-break/>– Ansible configuration<text:line-break/>– Postgresql support</text:p>
      <text:p text:style-name="Text_20_body"><text:span text:style-name="T2">Operations Engineer</text:span> | June 2010 – August 2014<text:line-break/><text:a xlink:type="simple" xlink:href="http://collective.com/main.html" office:name=""><text:span text:style-name="Definition">Collective</text:span></text:a> New York, NY.</text:p>
      <text:p text:style-name="Text_20_body">– General Linux System Administration – CentOS and Ubuntu<text:line-break/>– Datacenter management<text:line-break/>– Hadoop buildout and support<text:line-break/>– Netezza administration<text:line-break/>– Automation – Cobbler; Puppet; Razor; Ansible<text:line-break/>– DNS administration<text:line-break/>– Bash and Python scripting<text:line-break/>– git and github code management<text:line-break/>– monitoring with Nagios; Boundary; Circonus; Catchpoint</text:p>
      <text:p text:style-name="Text_20_body"><text:span text:style-name="T2">Systems Administrator</text:span> | 2006 – 2010<text:line-break/><text:a xlink:type="simple" xlink:href="http://shipco.com/" office:name=""><text:span text:style-name="Definition">Shipco</text:span></text:a> Hoboken, NJ.</text:p>
      <text:p text:style-name="Text_20_body">– Linux and UNIX System Administration<text:line-break/>– Debian Firewall and Samba installation and configuration<text:line-break/>– backup management on 75 servers<text:line-break/>– Basic configuration and setup Cisco 26xx routers and HP Procurve 25xx switches<text:line-break/>– Organized and carried out Datacenter move of all company servers<text:line-break/>– Datacenter management<text:line-break/>– Responsible for purchasing and billing authorization<text:line-break/>– Help Desk Management for a 700 employee, 50 office global company</text:p>
      <text:p text:style-name="Text_20_body"><text:span text:style-name="T2">Junior System Administrator</text:span> | 2005 – 2006<text:line-break/><text:a xlink:type="simple" xlink:href="http://www.stevens.edu/sit/" office:name=""><text:span text:style-name="Definition">Stevens Institute of Technology</text:span></text:a>, Hoboken,NJ.</text:p>
      <text:p text:style-name="Text_20_body">While enrolled at Stevens in Computer Science I worked as a UNIX System Administrator in the NetBSD Computer lab as well as on a Beowulf Cluster.</text:p>
      <text:p text:style-name="Text_20_body"><text:span text:style-name="T2">Network and Systems Administration (independent consultant)</text:span> | 2000 – 2005</text:p>
      <text:p text:style-name="Text_20_body">– Setup networks and practice management systems for lawfirms and veterinary clinics in NYC and Northern NJ.<text:line-break/>– Handled legal discovery/ litigation management for lawfirms.<text:line-break/>– website hosting on a RedHat server at Datapipe.</text:p>
      <text:h text:style-name="Heading_20_2" text:outline-level="2">Education</text:h>
      <text:p text:style-name="First_20_paragraph"><text:span text:style-name="T2">Degree</text:span><text:line-break/>– BA English, minor in Political Science from <text:a xlink:type="simple" xlink:href="http://www.rutgers.edu/" office:name=""><text:span text:style-name="Definition"><text:span text:style-name="T2">Rutgers University, New Bruswick</text:span></text:span></text:a> (1992).</text:p>
      <text:p text:style-name="Text_20_body"><text:span text:style-name="T2">Non-matriculated</text:span><text:line-break/>– 40 credits Computer Science, <text:a xlink:type="simple" xlink:href="http://www.stevens.edu/sit/" office:name=""><text:span text:style-name="Definition"><text:span text:style-name="T2">Stevens Institute of Technology</text:span></text:span></text:a>, Hoboken, NJ (2005-2006).<text:line-break/>– 48 credits Comparative Literature, PhD program, <text:a xlink:type="simple" xlink:href="http://www.nyu.edu/" office:name=""><text:span text:style-name="Definition"><text:span text:style-name="T2">NYU</text:span></text:span></text:a>, New York, NY (1993-1995).</text:p>
      <text:h text:style-name="Heading_20_2" text:outline-level="2">Additional Experience</text:h>
      <text:p text:style-name="First_20_paragraph">– 2016 | licensed EMR, ambulance driver <text:a xlink:type="simple" xlink:href="http://hobokenems.com/" office:name=""><text:span text:style-name="Definition"><text:span text:style-name="T2">Hoboken Volunteer Ambulance</text:span></text:span></text:a><text:line-break/>– 2014–present | middle school volunteer teacher (Scratch, Python), <text:a xlink:type="simple" xlink:href="http://www.ecsnj.org/" office:name=""><text:span text:style-name="Definition"><text:span text:style-name="T2">Elysian Charter School</text:span></text:span></text:a><text:line-break/>– 2013-2015 | technical volunteer, <text:a xlink:type="simple" xlink:href="http://www.milemesh.com/" office:name=""><text:span text:style-name="Definition"><text:span text:style-name="T2">Milemesh</text:span></text:span></text:a>.<text:line-break/>– 2012-present | emergency shelter and communications, <text:a xlink:type="simple" xlink:href="http://www.hobokencert.org/" office:name=""><text:span text:style-name="Definition"><text:span text:style-name="T2">Hoboken CERT</text:span></text:span></text:a>.<text:line-break/>– 2004-2006 | webmaster; editor, <text:span text:style-name="T2">NonServiam Press</text:span>.<text:line-break/>– 1999-2004 | webmaster; editor, <text:a xlink:type="simple" xlink:href="http://www.brooklynrail.org/" office:name=""><text:span text:style-name="Definition"><text:span text:style-name="T2">The Brooklyn Rail</text:span></text:span></text:a>.<text:line-break/>– 1995–1999 | curriculum dev; teaching manager <text:a xlink:type="simple" xlink:href="http://berlitz.co.kr/" office:name=""><text:span text:style-name="Definition"><text:span text:style-name="T2">Berlitz Korea</text:span></text:span></text:a> Seoul, Korea.<text:line-break/>– 1989-1991 | prep cook; garde manger, <text:a xlink:type="simple" xlink:href="http://frogandpeach.com/" office:name=""><text:span text:style-name="Definition"><text:span text:style-name="T2">Frog and the Peach</text:span></text:span></text:a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awasdee1" svg:font-family="Sawasdee" style:font-adornments="Bold" style:font-pitch="variable"/>
    <style:font-face style:name="Sawasdee" svg:font-family="Sawasdee" style:font-adornments="Regular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in" fo:margin-bottom="0in" style:contextual-spacing="false" fo:line-height="107%" fo:text-align="start" style:justify-single-word="false"/>
      <style:text-properties style:font-name="Sawasdee" fo:font-family="Sawasdee" style:font-style-name="Regular" style:font-pitch="variable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701in" fo:margin-bottom="0.0799in" style:contextual-spacing="false" fo:text-align="start" style:justify-single-word="false" style:shadow="none"/>
      <style:text-properties fo:text-transform="uppercase" style:font-name="Sawasdee1" fo:font-family="Sawasdee" style:font-style-name="Bold" style:font-pitch="variable" fo:font-size="115%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701in" fo:margin-bottom="0.0201in" style:contextual-spacing="false" fo:background-color="transparent" fo:padding="0.0201in" fo:border-left="none" fo:border-right="none" fo:border-top="none" fo:border-bottom="0.06pt solid #000000" style:shadow="none">
        <style:background-image/>
      </style:paragraph-properties>
      <style:text-properties fo:text-transform="uppercase" style:font-name="Sawasdee" fo:font-family="Sawasdee" style:font-style-name="Regular" style:font-pitch="variable" fo:font-size="12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margin-top="0in" fo:margin-bottom="0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margin-top="0in" fo:margin-bottom="0in" style:contextual-spacing="false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margin-top="0in" fo:margin-bottom="0in" style:contextual-spacing="false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margin-top="0in" fo:margin-bottom="0in" style:contextual-spacing="false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top="0in" fo:margin-bottom="0.1965in" style:contextual-spacing="false" style:page-number="auto" fo:break-after="page" fo:background-color="transparent" fo:padding="0in" fo:border="none" style:shadow="none" text:number-lines="false" text:line-number="0" style:join-border="false">
        <style:background-image/>
      </style:paragraph-properties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List_20_Indent" style:display-name="List Indent" style:family="paragraph" style:parent-style-name="Text_20_body" style:class="text">
      <style:paragraph-properties fo:margin-left="2.5299in" fo:margin-right="0in" fo:text-indent="-2.4701in" style:auto-text-indent="false">
        <style:tab-stops/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Times New Roman1" fo:font-family="'Times New Roman'" style:font-style-name="Regular" style:font-family-generic="roman" style:font-pitch="variable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style:use-window-font-color="true" style:font-name="Sawasdee" fo:font-family="Sawasdee" style:font-style-name="Regular" style:font-pitch="variable" style:text-underline-style="dash" style:text-underline-width="auto" style:text-underline-color="#b2b2b2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bullet text:level="1" text:style-name="Bullet_20_Symbols" text:bullet-char="➢">
        <style:list-level-properties text:min-label-width="0.55in"/>
        <style:text-properties fo:font-family="StarSymbol" style:font-charset="x-symbol"/>
      </text:list-level-style-bullet>
      <text:list-level-style-bullet text:level="2" text:style-name="Bullet_20_Symbols" text:bullet-char="">
        <style:list-level-properties text:space-before="0.1972in" text:min-label-width="0.55in"/>
        <style:text-properties fo:font-family="StarSymbol" style:font-charset="x-symbol"/>
      </text:list-level-style-bullet>
      <text:list-level-style-bullet text:level="3" text:style-name="Bullet_20_Symbols" text:bullet-char="">
        <style:list-level-properties text:space-before="0.3937in" text:min-label-width="0.55in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0.5909in" text:min-label-width="0.55in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0.7874in" text:min-label-width="0.55in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0.9846in" text:min-label-width="0.55in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1.1811in" text:min-label-width="0.55in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1.3783in" text:min-label-width="0.55in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1.5752in" text:min-label-width="0.55in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1.772in" text:min-label-width="0.55in"/>
        <style:text-properties fo:font-family="StarSymbol" style:font-charset="x-symbol"/>
      </text:list-level-style-bullet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Bullet_20_Symbols" text:bullet-char="">
        <style:list-level-properties text:min-label-width="0.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5in" text:min-label-width="0.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in" text:min-label-width="0.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4in" text:min-label-width="0.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in" text:min-label-width="0.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3in" text:min-label-width="0.1in"/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Bullet_20_Symbols" text:bullet-char="">
        <style:list-level-properties text:min-label-width="0.1181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181in" text:min-label-width="0.1181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2362in" text:min-label-width="0.1181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3539in" text:min-label-width="0.1181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472in" text:min-label-width="0.1181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5902in" text:min-label-width="0.1181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7091in" text:min-label-width="0.1181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8272in" text:min-label-width="0.1181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0.9453in" text:min-label-width="0.1181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063in" text:min-label-width="0.1181in"/>
        <style:text-properties fo:font-family="StarSymbol" style:font-charset="x-symbol"/>
      </text:list-level-style-bullet>
    </text:list-style>
    <text:list-style style:name="List_20_3" style:display-name="List 3">
      <text:list-level-style-bullet text:level="1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min-label-width="0.155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0.1555in" text:min-label-width="0.1555in"/>
        <style:text-properties fo:font-family="StarSymbol" style:font-charset="x-symbol"/>
      </text:list-level-style-bullet>
    </text:list-style>
    <text:list-style style:name="List_20_4" style:display-name="List 4">
      <text:list-level-style-bullet text:level="1" text:style-name="Bullet_20_Symbols" text:bullet-char="">
        <style:list-level-properties text:min-label-width="0.1575in"/>
        <style:text-properties fo:font-family="StarSymbol" style:font-charset="x-symbol"/>
      </text:list-level-style-bullet>
      <text:list-level-style-bullet text:level="2" text:style-name="Bullet_20_Symbols" text:bullet-char="">
        <style:list-level-properties text:space-before="0.1579in" text:min-label-width="0.1575in"/>
        <style:text-properties fo:font-family="StarSymbol" style:font-charset="x-symbol"/>
      </text:list-level-style-bullet>
      <text:list-level-style-bullet text:level="3" text:style-name="Bullet_20_Symbols" text:bullet-char="">
        <style:list-level-properties text:space-before="0.3146in" text:min-label-width="0.1575in"/>
        <style:text-properties fo:font-family="StarSymbol" style:font-charset="x-symbol"/>
      </text:list-level-style-bullet>
      <text:list-level-style-bullet text:level="4" text:style-name="Bullet_20_Symbols" text:bullet-char="">
        <style:list-level-properties text:space-before="0.4724in" text:min-label-width="0.1575in"/>
        <style:text-properties fo:font-family="StarSymbol" style:font-charset="x-symbol"/>
      </text:list-level-style-bullet>
      <text:list-level-style-bullet text:level="5" text:style-name="Bullet_20_Symbols" text:bullet-char="">
        <style:list-level-properties text:space-before="0.6299in" text:min-label-width="0.1575in"/>
        <style:text-properties fo:font-family="StarSymbol" style:font-charset="x-symbol"/>
      </text:list-level-style-bullet>
      <text:list-level-style-bullet text:level="6" text:style-name="Bullet_20_Symbols" text:bullet-char="">
        <style:list-level-properties text:space-before="0.7878in" text:min-label-width="0.1575in"/>
        <style:text-properties fo:font-family="StarSymbol" style:font-charset="x-symbol"/>
      </text:list-level-style-bullet>
      <text:list-level-style-bullet text:level="7" text:style-name="Bullet_20_Symbols" text:bullet-char="">
        <style:list-level-properties text:space-before="0.9445in" text:min-label-width="0.1575in"/>
        <style:text-properties fo:font-family="StarSymbol" style:font-charset="x-symbol"/>
      </text:list-level-style-bullet>
      <text:list-level-style-bullet text:level="8" text:style-name="Bullet_20_Symbols" text:bullet-char="">
        <style:list-level-properties text:space-before="1.1024in" text:min-label-width="0.1575in"/>
        <style:text-properties fo:font-family="StarSymbol" style:font-charset="x-symbol"/>
      </text:list-level-style-bullet>
      <text:list-level-style-bullet text:level="9" text:style-name="Bullet_20_Symbols" text:bullet-char="">
        <style:list-level-properties text:space-before="1.2598in" text:min-label-width="0.1575in"/>
        <style:text-properties fo:font-family="StarSymbol" style:font-charset="x-symbol"/>
      </text:list-level-style-bullet>
      <text:list-level-style-bullet text:level="10" text:style-name="Bullet_20_Symbols" text:bullet-char="">
        <style:list-level-properties text:space-before="1.4177in" text:min-label-width="0.1575in"/>
        <style:text-properties fo:font-family="StarSymbol" style:font-charset="x-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063in" fo:margin-bottom="0.5563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